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fo:color="#642d08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#ffffff" fo:color="#3a3a3a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61" style:family="text">
      <style:text-properties fo:font-size="11.00pt" fo:font-weight="normal" fo:font-family="Calibri" style:font-family-asian="Calibri" style:font-family-complex="Calibri" fo:background-color="#ffffff" fo:color="#3a3a3a"/>
    </style:style>
    <style:style style:name="T162" style:family="text">
      <style:text-properties fo:font-size="11.00pt" fo:font-weight="bold" fo:font-family="Calibri" style:font-family-asian="Calibri" style:font-family-complex="Calibri" fo:background-color="#ffffff" fo:color="#3a3a3a"/>
    </style:style>
    <style:style style:name="T163" style:family="text">
      <style:text-properties fo:font-size="11.00pt" fo:font-weight="normal" fo:font-family="Calibri" style:font-family-asian="Calibri" style:font-family-complex="Calibri" fo:background-color="#ffffff" fo:color="#3a3a3a"/>
    </style:style>
    <style:style style:name="T164" style:family="text">
      <style:text-properties fo:font-size="11.00pt" fo:font-weight="bold" fo:font-family="Calibri" style:font-family-asian="Calibri" style:font-family-complex="Calibri" fo:background-color="#ffffff" fo:color="#3a3a3a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top="10.00pt" fo:margin-bottom="2.00p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top="10.00pt" fo:margin-bottom="2.00pt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4" style:family="paragraph">
      <style:paragraph-properties fo:line-height="100.00%" fo:text-align="left" fo:margin-top="7.20pt" fo:margin-bottom="7.20pt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7" style:family="paragraph">
      <style:paragraph-properties fo:line-height="100.00%" fo:text-align="left" fo:margin-top="7.20pt" fo:margin-bottom="7.20p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9" style:family="paragraph">
      <style:paragraph-properties fo:line-height="100.00%" fo:text-align="left" fo:margin-top="7.20pt" fo:margin-bottom="7.20p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11" style:family="paragraph">
      <style:paragraph-properties fo:line-height="100.00%" fo:text-align="left" fo:margin-top="7.20pt" fo:margin-bottom="7.20p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13" style:family="paragraph">
      <style:paragraph-properties fo:line-height="100.00%" fo:text-align="left" fo:margin-top="7.20pt" fo:margin-bottom="7.20p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15" style:family="paragraph">
      <style:paragraph-properties fo:line-height="100.00%" fo:text-align="left" fo:margin-top="7.20pt" fo:margin-bottom="7.20p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17" style:family="paragraph">
      <style:paragraph-properties fo:line-height="100.00%" fo:text-align="left" fo:margin-top="7.20pt" fo:margin-bottom="7.20p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19" style:family="paragraph">
      <style:paragraph-properties fo:line-height="100.00%" fo:text-align="left" fo:margin-top="7.20pt" fo:margin-bottom="7.20p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 fo:margin-top="10.00pt" fo:margin-bottom="2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23" style:family="paragraph">
      <style:paragraph-properties fo:line-height="100.00%" fo:text-align="left" fo:margin-top="7.20pt" fo:margin-bottom="7.2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25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26" style:family="paragraph">
      <style:paragraph-properties fo:line-height="100.00%" fo:text-align="left" fo:margin-top="7.20pt" fo:margin-bottom="7.20p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28" style:family="paragraph">
      <style:paragraph-properties fo:line-height="100.00%" fo:text-align="left" fo:margin-top="7.20pt" fo:margin-bottom="7.20p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30" style:family="paragraph">
      <style:paragraph-properties fo:line-height="100.00%" fo:text-align="left" fo:margin-top="7.20pt" fo:margin-bottom="7.20p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32" style:family="paragraph">
      <style:paragraph-properties fo:line-height="100.00%" fo:text-align="left" fo:margin-top="7.20pt" fo:margin-bottom="7.20p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15.00%" fo:text-align="left" fo:margin-top="10.00pt" fo:margin-bottom="2.00p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36" style:family="paragraph">
      <style:paragraph-properties fo:line-height="100.00%" fo:text-align="left" fo:margin-top="7.20pt" fo:margin-bottom="7.20p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38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39" style:family="paragraph">
      <style:paragraph-properties fo:line-height="100.00%" fo:text-align="left" fo:margin-top="7.20pt" fo:margin-bottom="7.20p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41" style:family="paragraph">
      <style:paragraph-properties fo:line-height="100.00%" fo:text-align="left" fo:margin-top="7.20pt" fo:margin-bottom="7.20p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43" style:family="paragraph">
      <style:paragraph-properties fo:line-height="100.00%" fo:text-align="left" fo:margin-top="7.20pt" fo:margin-bottom="7.20p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45" style:family="paragraph">
      <style:paragraph-properties fo:line-height="100.00%" fo:text-align="left" fo:margin-top="7.20pt" fo:margin-bottom="7.20p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47" style:family="paragraph">
      <style:paragraph-properties fo:line-height="100.00%" fo:text-align="left" fo:margin-top="7.20pt" fo:margin-bottom="7.20p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49" style:family="paragraph">
      <style:paragraph-properties fo:line-height="100.00%" fo:text-align="left" fo:margin-top="7.20pt" fo:margin-bottom="7.20p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51" style:family="paragraph">
      <style:paragraph-properties fo:line-height="100.00%" fo:text-align="left" fo:margin-top="7.20pt" fo:margin-bottom="7.20p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53" style:family="paragraph">
      <style:paragraph-properties fo:line-height="100.00%" fo:text-align="left" fo:margin-top="7.20pt" fo:margin-bottom="7.20p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55" style:family="paragraph">
      <style:paragraph-properties fo:line-height="100.00%" fo:text-align="left" fo:margin-top="7.20pt" fo:margin-bottom="7.20p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57" style:family="paragraph">
      <style:paragraph-properties fo:line-height="100.00%" fo:text-align="left" fo:margin-top="7.20pt" fo:margin-bottom="7.20p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59" style:family="paragraph">
      <style:paragraph-properties fo:line-height="100.00%" fo:text-align="left" fo:margin-top="7.20pt" fo:margin-bottom="7.20pt"/>
    </style:style>
    <style:style style:name="P60" style:family="paragraph">
      <style:paragraph-properties fo:line-height="100.00%" fo:text-align="left" fo:margin-left="36.00pt" fo:text-indent="0.00pt"/>
    </style:style>
    <style:style style:name="P61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62" style:family="paragraph">
      <style:paragraph-properties fo:line-height="100.00%" fo:text-align="left" fo:margin-top="7.20pt" fo:margin-bottom="7.20pt"/>
    </style:style>
    <style:style style:name="P63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text:list-style style:name="L6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4" style:family="paragraph">
      <style:paragraph-properties fo:line-height="115.00%" fo:text-align="left" fo:margin-top="10.00pt" fo:margin-bottom="2.00pt"/>
    </style:style>
    <style:style style:name="P65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66" style:family="paragraph">
      <style:paragraph-properties fo:line-height="100.00%" fo:text-align="left" fo:margin-top="7.20pt" fo:margin-bottom="7.20pt"/>
    </style:style>
    <style:style style:name="P67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68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69" style:family="paragraph">
      <style:paragraph-properties fo:line-height="100.00%" fo:text-align="left" fo:margin-top="7.20pt" fo:margin-bottom="7.20p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71" style:family="paragraph">
      <style:paragraph-properties fo:line-height="100.00%" fo:text-align="left" fo:margin-top="7.20pt" fo:margin-bottom="7.20pt"/>
    </style:style>
    <style:style style:name="P72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73" style:family="paragraph">
      <style:paragraph-properties fo:line-height="100.00%" fo:text-align="left" fo:margin-top="7.20pt" fo:margin-bottom="7.20pt"/>
    </style:style>
    <style:style style:name="P74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75" style:family="paragraph">
      <style:paragraph-properties fo:line-height="100.00%" fo:text-align="left" fo:margin-top="7.20pt" fo:margin-bottom="7.20p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77" style:family="paragraph">
      <style:paragraph-properties fo:line-height="100.00%" fo:text-align="left" fo:margin-top="7.20pt" fo:margin-bottom="7.20pt"/>
    </style:style>
    <style:style style:name="P78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79" style:family="paragraph">
      <style:paragraph-properties fo:line-height="100.00%" fo:text-align="left" fo:margin-top="7.20pt" fo:margin-bottom="7.20pt"/>
    </style:style>
    <style:style style:name="P80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81" style:family="paragraph">
      <style:paragraph-properties fo:line-height="100.00%" fo:text-align="left" fo:margin-top="7.20pt" fo:margin-bottom="7.20pt"/>
    </style:style>
    <style:style style:name="P82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83" style:family="paragraph">
      <style:paragraph-properties fo:line-height="100.00%" fo:text-align="left" fo:margin-top="7.20pt" fo:margin-bottom="7.20pt"/>
    </style:style>
    <style:style style:name="P84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85" style:family="paragraph">
      <style:paragraph-properties fo:line-height="100.00%" fo:text-align="left" fo:margin-top="7.20pt" fo:margin-bottom="7.20pt"/>
    </style:style>
    <style:style style:name="P86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87" style:family="paragraph">
      <style:paragraph-properties fo:line-height="100.00%" fo:text-align="left" fo:margin-top="7.20pt" fo:margin-bottom="7.20pt"/>
    </style:style>
    <style:style style:name="P88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89" style:family="paragraph">
      <style:paragraph-properties fo:line-height="100.00%" fo:text-align="left" fo:margin-top="7.20pt" fo:margin-bottom="7.20pt"/>
    </style:style>
    <style:style style:name="P90" style:family="paragraph">
      <style:paragraph-properties fo:line-height="100.00%" fo:text-align="left" fo:margin-left="36.00pt" fo:text-indent="0.00pt"/>
    </style:style>
    <style:style style:name="P91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92" style:family="paragraph">
      <style:paragraph-properties fo:line-height="100.00%" fo:text-align="left" fo:margin-top="7.20pt" fo:margin-bottom="7.20pt"/>
    </style:style>
    <style:style style:name="P93" style:family="paragraph">
      <style:paragraph-properties fo:line-height="100.00%" fo:text-align="left" fo:margin-left="5.40pt" fo:text-indent="-5.40pt">
        <style:tab-stops>
          <style:tab-stop style:position="70.85pt"/>
          <style:tab-stop style:position="26311.80pt"/>
        </style:tab-stops>
      </style:paragraph-properties>
    </style:style>
    <style:style style:name="P94" style:family="paragraph">
      <style:paragraph-properties fo:line-height="115.00%" fo:text-align="left" fo:margin-top="10.00pt" fo:margin-bottom="2.00pt"/>
    </style:style>
    <text:list-style style:name="L9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5" style:family="paragraph">
      <style:paragraph-properties fo:line-height="115.00%" fo:text-align="left" fo:margin-top="10.00pt" fo:margin-bottom="2.00pt"/>
    </style:style>
    <style:style style:name="P96" style:family="paragraph">
      <style:paragraph-properties fo:line-height="115.00%" fo:text-align="left" fo:margin-top="4.00pt" fo:margin-bottom="6.00pt"/>
    </style:style>
    <text:list-style style:name="L9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7" style:family="paragraph">
      <style:paragraph-properties fo:line-height="115.00%" fo:text-align="left" fo:margin-top="10.00pt" fo:margin-bottom="2.00pt"/>
    </style:style>
    <style:style style:name="P98" style:family="paragraph">
      <style:paragraph-properties fo:line-height="100.00%" fo:text-align="left" fo:margin-top="6.00pt" fo:margin-bottom="6.00pt"/>
    </style:style>
    <style:style style:name="P99" style:family="paragraph">
      <style:paragraph-properties fo:line-height="100.00%" fo:text-align="left" fo:margin-left="5.40pt" fo:text-indent="-5.40pt">
        <style:tab-stops>
          <style:tab-stop style:position="34.15pt"/>
          <style:tab-stop style:position="26311.80pt"/>
        </style:tab-stops>
      </style:paragraph-properties>
    </style:style>
    <style:style style:name="P100" style:family="paragraph">
      <style:paragraph-properties fo:line-height="100.00%" fo:text-align="left" fo:margin-top="7.20pt" fo:margin-bottom="7.20pt"/>
    </style:style>
    <style:style style:name="P101" style:family="paragraph">
      <style:paragraph-properties fo:line-height="100.00%" fo:text-align="left" fo:margin-left="5.40pt" fo:text-indent="-5.40pt">
        <style:tab-stops>
          <style:tab-stop style:position="34.15pt"/>
          <style:tab-stop style:position="26311.80pt"/>
        </style:tab-stops>
      </style:paragraph-properties>
    </style:style>
    <style:style style:name="P102" style:family="paragraph">
      <style:paragraph-properties fo:line-height="100.00%" fo:text-align="left" fo:margin-left="5.40pt" fo:text-indent="-5.40pt">
        <style:tab-stops>
          <style:tab-stop style:position="34.15pt"/>
          <style:tab-stop style:position="26311.80pt"/>
        </style:tab-stops>
      </style:paragraph-properties>
    </style:style>
    <style:style style:name="P103" style:family="paragraph">
      <style:paragraph-properties fo:line-height="100.00%" fo:text-align="left" fo:margin-top="7.20pt" fo:margin-bottom="7.20pt"/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34.15pt"/>
          <style:tab-stop style:position="26311.80pt"/>
        </style:tab-stops>
      </style:paragraph-properties>
    </style:style>
    <style:style style:name="P105" style:family="paragraph">
      <style:paragraph-properties fo:line-height="100.00%" fo:text-align="left" fo:margin-top="7.20pt" fo:margin-bottom="7.20pt"/>
    </style:style>
    <style:style style:name="P106" style:family="paragraph">
      <style:paragraph-properties fo:line-height="100.00%" fo:text-align="left" fo:margin-left="5.40pt" fo:text-indent="-5.40pt">
        <style:tab-stops>
          <style:tab-stop style:position="34.15pt"/>
          <style:tab-stop style:position="26311.80pt"/>
        </style:tab-stops>
      </style:paragraph-properties>
    </style:style>
    <style:style style:name="P107" style:family="paragraph">
      <style:paragraph-properties fo:line-height="100.00%" fo:text-align="left" fo:margin-top="7.20pt" fo:margin-bottom="7.20pt"/>
    </style:style>
    <style:style style:name="P108" style:family="paragraph">
      <style:paragraph-properties fo:line-height="100.00%" fo:text-align="left" fo:margin-left="5.40pt" fo:text-indent="-5.40pt">
        <style:tab-stops>
          <style:tab-stop style:position="34.15pt"/>
          <style:tab-stop style:position="26311.80pt"/>
        </style:tab-stops>
      </style:paragraph-properties>
    </style:style>
    <style:style style:name="P109" style:family="paragraph">
      <style:paragraph-properties fo:line-height="100.00%" fo:text-align="left" fo:margin-top="7.20pt" fo:margin-bottom="7.20pt"/>
    </style:style>
    <style:style style:name="P110" style:family="paragraph">
      <style:paragraph-properties fo:line-height="100.00%" fo:text-align="left" fo:margin-left="5.40pt" fo:text-indent="-5.40pt">
        <style:tab-stops>
          <style:tab-stop style:position="34.15pt"/>
          <style:tab-stop style:position="26311.80pt"/>
        </style:tab-stops>
      </style:paragraph-properties>
    </style:style>
    <style:style style:name="P111" style:family="paragraph">
      <style:paragraph-properties fo:line-height="100.00%" fo:text-align="left" fo:margin-top="6.00pt" fo:margin-bottom="6.00pt"/>
    </style:style>
    <style:style style:name="TableColumn0100" style:family="table-column">
      <style:table-column-properties style:column-width="0.882639in"/>
    </style:style>
    <style:style style:name="TableColumn0101" style:family="table-column">
      <style:table-column-properties style:column-width="6.398611in"/>
    </style:style>
    <style:style style:name="Table01" style:family="table">
      <style:table-properties style:width="7.2812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d9d9d9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882639in"/>
    </style:style>
    <style:style style:name="TableColumn0201" style:family="table-column">
      <style:table-column-properties style:column-width="6.398611in"/>
    </style:style>
    <style:style style:name="Table02" style:family="table">
      <style:table-properties style:width="7.28125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1.059028in"/>
    </style:style>
    <style:style style:name="TableColumn0301" style:family="table-column">
      <style:table-column-properties style:column-width="6.222222in"/>
    </style:style>
    <style:style style:name="Table03" style:family="table">
      <style:table-properties style:width="7.28125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1.059028in"/>
    </style:style>
    <style:style style:name="TableColumn0401" style:family="table-column">
      <style:table-column-properties style:column-width="6.222222in"/>
    </style:style>
    <style:style style:name="Table04" style:family="table">
      <style:table-properties style:width="7.28125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9" style:family="table-row">
      <style:table-row-properties/>
    </style:style>
    <style:style style:name="TableCell04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10" style:family="table-row">
      <style:table-row-properties/>
    </style:style>
    <style:style style:name="TableCell04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11" style:family="table-row">
      <style:table-row-properties/>
    </style:style>
    <style:style style:name="TableCell04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12" style:family="table-row">
      <style:table-row-properties/>
    </style:style>
    <style:style style:name="TableCell04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0.549306in"/>
    </style:style>
    <style:style style:name="TableColumn0501" style:family="table-column">
      <style:table-column-properties style:column-width="6.731944in"/>
    </style:style>
    <style:style style:name="Table05" style:family="table">
      <style:table-properties style:width="7.281250in" fo:margin-left="0.000000in" style:writing-mode="lr" table:align="left" style:may-break-between-rows="true"/>
    </style:style>
    <style:style style:name="TableRow0500" style:family="table-row">
      <style:table-row-properties style:min-row-height="0.541667in"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Homework: Bugs and Bug Tracking</text:span></text:p>
      <text:list text:style-name="L2">
        <text:list-item>
          <text:p text:style-name="P2"><text:span text:style-name="T2">Bug Hunting: Google Home Page</text:span></text:p>
        </text:list-item>
      </text:lis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4">Bug</text:span><text:span text:style-name="T5"/></text:p>
          </table:table-cell>
          <table:table-cell table:style-name="TableCell010001">
            <text:p text:style-name="P4"><text:span text:style-name="T6">Description</text:span><text:span text:style-name="T7"/></text:p>
          </table:table-cell>
        </table:table-row>
        <table:table-row table:style-name="TableRow0101">
          <table:table-cell table:style-name="TableCell010100">
            <text:p text:style-name="P7"><text:span text:style-name="T8">Bug #1</text:span><text:span text:style-name="T9"/></text:p>
          </table:table-cell>
          <table:table-cell table:style-name="TableCell010101">
            <text:p text:style-name="P7"><text:span text:style-name="T10">the tab itself has no name</text:span><text:span text:style-name="T11"/></text:p>
          </table:table-cell>
        </table:table-row>
        <table:table-row table:style-name="TableRow0102">
          <table:table-cell table:style-name="TableCell010200">
            <text:p text:style-name="P9"><text:span text:style-name="T12">Bug #2</text:span><text:span text:style-name="T13"/></text:p>
          </table:table-cell>
          <table:table-cell table:style-name="TableCell010201">
            <text:p text:style-name="P9"><text:span text:style-name="T14">Gmel is not in the right place</text:span><text:span text:style-name="T15"/></text:p>
          </table:table-cell>
        </table:table-row>
        <table:table-row table:style-name="TableRow0103">
          <table:table-cell table:style-name="TableCell010300">
            <text:p text:style-name="P11"><text:span text:style-name="T16">Bug #3</text:span><text:span text:style-name="T17"/></text:p>
          </table:table-cell>
          <table:table-cell table:style-name="TableCell010301">
            <text:p text:style-name="P11"><text:span text:style-name="T18">There is one missing on the dots in the upper right</text:span><text:span text:style-name="T19"/></text:p>
          </table:table-cell>
        </table:table-row>
        <table:table-row table:style-name="TableRow0104">
          <table:table-cell table:style-name="TableCell010400">
            <text:p text:style-name="P13"><text:span text:style-name="T20">Bug #4</text:span><text:span text:style-name="T21"/></text:p>
          </table:table-cell>
          <table:table-cell table:style-name="TableCell010401">
            <text:p text:style-name="P13"><text:span text:style-name="T22">there is one icon on the site bar on the right, but there should be two</text:span><text:span text:style-name="T23"/></text:p>
          </table:table-cell>
        </table:table-row>
        <table:table-row table:style-name="TableRow0105">
          <table:table-cell table:style-name="TableCell010500">
            <text:p text:style-name="P15"><text:span text:style-name="T24">Bug #5</text:span><text:span text:style-name="T25"/></text:p>
          </table:table-cell>
          <table:table-cell table:style-name="TableCell010501">
            <text:p text:style-name="P15"><text:span text:style-name="T25"/></text:p>
          </table:table-cell>
        </table:table-row>
        <table:table-row table:style-name="TableRow0106">
          <table:table-cell table:style-name="TableCell010600">
            <text:p text:style-name="P17"><text:span text:style-name="T26">Bug #6</text:span><text:span text:style-name="T27"/></text:p>
          </table:table-cell>
          <table:table-cell table:style-name="TableCell010601">
            <text:p text:style-name="P17"><text:span text:style-name="T27"/></text:p>
          </table:table-cell>
        </table:table-row>
        <table:table-row table:style-name="TableRow0107">
          <table:table-cell table:style-name="TableCell010700">
            <text:p text:style-name="P19"><text:span text:style-name="T28">Bug #7</text:span><text:span text:style-name="T29"/></text:p>
          </table:table-cell>
          <table:table-cell table:style-name="TableCell010701">
            <text:p text:style-name="P19"><text:span text:style-name="T29"/></text:p>
          </table:table-cell>
        </table:table-row>
      </table:table>
      <text:list text:style-name="L21">
        <text:list-item>
          <text:p text:style-name="P21"><text:span text:style-name="T30">Bug Hunting: Notepad Application</text:span></text:p>
        </text:list-item>
      </text:list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3"><text:span text:style-name="T32">Bug #1</text:span><text:span text:style-name="T33"/></text:p>
          </table:table-cell>
          <table:table-cell table:style-name="TableCell020001">
            <text:p text:style-name="P23"><text:span text:style-name="T34">The icon is different</text:span><text:span text:style-name="T35"/></text:p>
          </table:table-cell>
        </table:table-row>
        <table:table-row table:style-name="TableRow0201">
          <table:table-cell table:style-name="TableCell020100">
            <text:p text:style-name="P26"><text:span text:style-name="T36">Bug #2</text:span><text:span text:style-name="T37"/></text:p>
          </table:table-cell>
          <table:table-cell table:style-name="TableCell020101">
            <text:p text:style-name="P26"><text:span text:style-name="T38">The file name is missing at the top of the application</text:span><text:span text:style-name="T39"/></text:p>
          </table:table-cell>
        </table:table-row>
        <table:table-row table:style-name="TableRow0202">
          <table:table-cell table:style-name="TableCell020200">
            <text:p text:style-name="P28"><text:span text:style-name="T40">Bug#3</text:span><text:span text:style-name="T41"/></text:p>
          </table:table-cell>
          <table:table-cell table:style-name="TableCell020201">
            <text:p text:style-name="P28"><text:span text:style-name="T42">The "View" menu is missing</text:span><text:span text:style-name="T43"/></text:p>
          </table:table-cell>
        </table:table-row>
        <table:table-row table:style-name="TableRow0203">
          <table:table-cell table:style-name="TableCell020300">
            <text:p text:style-name="P30"><text:span text:style-name="T44">Bug#4</text:span><text:span text:style-name="T45"/></text:p>
          </table:table-cell>
          <table:table-cell table:style-name="TableCell020301">
            <text:p text:style-name="P30"><text:span text:style-name="T46">in "file" menu "exit" is missing</text:span><text:span text:style-name="T47"/></text:p>
          </table:table-cell>
        </table:table-row>
        <table:table-row table:style-name="TableRow0204">
          <table:table-cell table:style-name="TableCell020400">
            <text:p text:style-name="P32"><text:span text:style-name="T48">Bug#5</text:span><text:span text:style-name="T49"/></text:p>
          </table:table-cell>
          <table:table-cell table:style-name="TableCell020401">
            <text:p text:style-name="P32"><text:span text:style-name="T50">"open" and "print" key combination is missing in mento</text:span><text:span text:style-name="T51"/></text:p>
          </table:table-cell>
        </table:table-row>
      </table:table>
      <text:list text:style-name="L34">
        <text:list-item>
          <text:p text:style-name="P34"><text:span text:style-name="T52">Bug Reporting: Gmail</text:span></text:p>
        </text:list-item>
      </text:list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6"><text:span text:style-name="T54">Bug ID</text:span><text:span text:style-name="T55"/></text:p>
          </table:table-cell>
          <table:table-cell table:style-name="TableCell030001">
            <text:p text:style-name="P36"><text:span text:style-name="T56">GM-1</text:span><text:span text:style-name="T57"/></text:p>
          </table:table-cell>
        </table:table-row>
        <table:table-row table:style-name="TableRow0301">
          <table:table-cell table:style-name="TableCell030100">
            <text:p text:style-name="P39"><text:span text:style-name="T58">Priority</text:span><text:span text:style-name="T59"/></text:p>
          </table:table-cell>
          <table:table-cell table:style-name="TableCell030101">
            <text:p text:style-name="P39"><text:span text:style-name="T60">Medium</text:span><text:span text:style-name="T61"/></text:p>
          </table:table-cell>
        </table:table-row>
        <table:table-row table:style-name="TableRow0302">
          <table:table-cell table:style-name="TableCell030200">
            <text:p text:style-name="P41"><text:span text:style-name="T62">Severity</text:span><text:span text:style-name="T63"/></text:p>
          </table:table-cell>
          <table:table-cell table:style-name="TableCell030201">
            <text:p text:style-name="P41"><text:span text:style-name="T64">Medium</text:span><text:span text:style-name="T65"/></text:p>
          </table:table-cell>
        </table:table-row>
        <table:table-row table:style-name="TableRow0303">
          <table:table-cell table:style-name="TableCell030300">
            <text:p text:style-name="P43"><text:span text:style-name="T66">Assigned to</text:span><text:span text:style-name="T67"/></text:p>
          </table:table-cell>
          <table:table-cell table:style-name="TableCell030301">
            <text:p text:style-name="P43"><text:span text:style-name="T68">Unassigned</text:span><text:span text:style-name="T69"/></text:p>
          </table:table-cell>
        </table:table-row>
        <table:table-row table:style-name="TableRow0304">
          <table:table-cell table:style-name="TableCell030400">
            <text:p text:style-name="P45"><text:span text:style-name="T70">Reported by</text:span><text:span text:style-name="T71"/></text:p>
          </table:table-cell>
          <table:table-cell table:style-name="TableCell030401">
            <text:p text:style-name="P45"><text:span text:style-name="T72">Denica Krushcova</text:span><text:span text:style-name="T73"/></text:p>
          </table:table-cell>
        </table:table-row>
        <table:table-row table:style-name="TableRow0305">
          <table:table-cell table:style-name="TableCell030500">
            <text:p text:style-name="P47"><text:span text:style-name="T74">Reported on</text:span><text:span text:style-name="T75"/></text:p>
          </table:table-cell>
          <table:table-cell table:style-name="TableCell030501">
            <text:p text:style-name="P47"><text:span text:style-name="T76">19.01.2023</text:span><text:span text:style-name="T77"/></text:p>
          </table:table-cell>
        </table:table-row>
        <table:table-row table:style-name="TableRow0306">
          <table:table-cell table:style-name="TableCell030600">
            <text:p text:style-name="P49"><text:span text:style-name="T78">Status</text:span><text:span text:style-name="T79"/></text:p>
          </table:table-cell>
          <table:table-cell table:style-name="TableCell030601">
            <text:p text:style-name="P49"><text:span text:style-name="T80">New</text:span><text:span text:style-name="T81"/></text:p>
          </table:table-cell>
        </table:table-row>
        <table:table-row table:style-name="TableRow0307">
          <table:table-cell table:style-name="TableCell030700">
            <text:p text:style-name="P51"><text:span text:style-name="T82">Environment</text:span><text:span text:style-name="T83"/></text:p>
          </table:table-cell>
          <table:table-cell table:style-name="TableCell030701">
            <text:p text:style-name="P51"><text:span text:style-name="T84">Microsoft Windows OS Name Windows 10 Enterprise</text:span></text:p>
            <text:p text:style-name="P51"><text:span text:style-name="T84">Version<text:tab/>10.0.19044 Build 19044</text:span></text:p>
            <text:p text:style-name="P51"><text:span text:style-name="T84">Version 109.0.1518.55 (Official build) (64-bit)</text:span><text:span text:style-name="T85"/></text:p>
          </table:table-cell>
        </table:table-row>
        <table:table-row table:style-name="TableRow0308">
          <table:table-cell table:style-name="TableCell030800">
            <text:p text:style-name="P53"><text:span text:style-name="T86">Summary</text:span><text:span text:style-name="T87"/></text:p>
          </table:table-cell>
          <table:table-cell table:style-name="TableCell030801">
            <text:p text:style-name="P53"><text:span text:style-name="T88">Wrong redirect on Gmail log-in</text:span><text:span text:style-name="T89"/></text:p>
          </table:table-cell>
        </table:table-row>
        <table:table-row table:style-name="TableRow0309">
          <table:table-cell table:style-name="TableCell030900">
            <text:p text:style-name="P55"><text:span text:style-name="T90">Description</text:span><text:span text:style-name="T91"/></text:p>
          </table:table-cell>
          <table:table-cell table:style-name="TableCell030901">
            <text:p text:style-name="P55"><text:span text:style-name="T92">As not logged in usser,whwn i log-in want to see my inbox with all and read messages,but i am redirected to google.com</text:span><text:span text:style-name="T93"/></text:p>
          </table:table-cell>
        </table:table-row>
        <table:table-row table:style-name="TableRow0310">
          <table:table-cell table:style-name="TableCell031000">
            <text:p text:style-name="P57"><text:span text:style-name="T94">Expected behavior</text:span><text:span text:style-name="T95"/></text:p>
          </table:table-cell>
          <table:table-cell table:style-name="TableCell031001">
            <text:p text:style-name="P57"><text:span text:style-name="T96">When i log-in Gmail,i can see my inbox with all unread and read messages</text:span><text:span text:style-name="T97"/></text:p>
          </table:table-cell>
        </table:table-row>
        <table:table-row table:style-name="TableRow0311">
          <table:table-cell table:style-name="TableCell031100">
            <text:p text:style-name="P59"><text:span text:style-name="T98">Actual behavior</text:span><text:span text:style-name="T99"/></text:p>
          </table:table-cell>
          <table:table-cell table:style-name="TableCell031101">
            <text:p text:style-name="P60"><text:span text:style-name="T100">“After logging into Gmail, it navigates to Google.com”</text:span><text:span text:style-name="T101"/></text:p>
          </table:table-cell>
        </table:table-row>
        <table:table-row table:style-name="TableRow0312">
          <table:table-cell table:style-name="TableCell031200">
            <text:p text:style-name="P62"><text:span text:style-name="T102">Steps to reproduce</text:span><text:span text:style-name="T103"/></text:p>
          </table:table-cell>
          <table:table-cell table:style-name="TableCell031201">
            <text:p text:style-name="P62"><text:span text:style-name="T104">1.Open gmail.com</text:span></text:p>
            <text:p text:style-name="P62"><text:span text:style-name="T104">2.Fill-in esername and password</text:span></text:p>
            <text:p text:style-name="P62"><text:span text:style-name="T104">3.Wait for the redirect.</text:span></text:p>
            <text:p text:style-name="P62"><text:span text:style-name="T104">4.See the result</text:span><text:span text:style-name="T105"/></text:p>
          </table:table-cell>
        </table:table-row>
      </table:table>
      <text:list text:style-name="L64">
        <text:list-item>
          <text:p text:style-name="P64"><text:span text:style-name="T106">Bug Reporting: Reset Password</text:span></text:p>
        </text:list-item>
      </text:list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6"><text:span text:style-name="T108">Bug ID</text:span><text:span text:style-name="T109"/></text:p>
          </table:table-cell>
          <table:table-cell table:style-name="TableCell040001">
            <text:p text:style-name="P66"><text:span text:style-name="T110">SP-1</text:span><text:span text:style-name="T111"/></text:p>
          </table:table-cell>
        </table:table-row>
        <table:table-row table:style-name="TableRow0401">
          <table:table-cell table:style-name="TableCell040100">
            <text:p text:style-name="P69"><text:span text:style-name="T112">Priority</text:span><text:span text:style-name="T113"/></text:p>
          </table:table-cell>
          <table:table-cell table:style-name="TableCell040101">
            <text:p text:style-name="P69"><text:span text:style-name="T114">Medium</text:span><text:span text:style-name="T115"/></text:p>
          </table:table-cell>
        </table:table-row>
        <table:table-row table:style-name="TableRow0402">
          <table:table-cell table:style-name="TableCell040200">
            <text:p text:style-name="P71"><text:span text:style-name="T116">Severity</text:span><text:span text:style-name="T117"/></text:p>
          </table:table-cell>
          <table:table-cell table:style-name="TableCell040201">
            <text:p text:style-name="P71"><text:span text:style-name="T118">Medium</text:span><text:span text:style-name="T119"/></text:p>
          </table:table-cell>
        </table:table-row>
        <table:table-row table:style-name="TableRow0403">
          <table:table-cell table:style-name="TableCell040300">
            <text:p text:style-name="P73"><text:span text:style-name="T120">Assigned to</text:span><text:span text:style-name="T121"/></text:p>
          </table:table-cell>
          <table:table-cell table:style-name="TableCell040301">
            <text:p text:style-name="P73"><text:span text:style-name="T122">Unassigned</text:span><text:span text:style-name="T123"/></text:p>
          </table:table-cell>
        </table:table-row>
        <table:table-row table:style-name="TableRow0404">
          <table:table-cell table:style-name="TableCell040400">
            <text:p text:style-name="P75"><text:span text:style-name="T124">Reported by</text:span><text:span text:style-name="T125"/></text:p>
          </table:table-cell>
          <table:table-cell table:style-name="TableCell040401">
            <text:p text:style-name="P75"><text:span text:style-name="T126">Denica Krushcova</text:span><text:span text:style-name="T127"/></text:p>
          </table:table-cell>
        </table:table-row>
        <table:table-row table:style-name="TableRow0405">
          <table:table-cell table:style-name="TableCell040500">
            <text:p text:style-name="P77"><text:span text:style-name="T128">Reported on</text:span><text:span text:style-name="T129"/></text:p>
          </table:table-cell>
          <table:table-cell table:style-name="TableCell040501">
            <text:p text:style-name="P77"><text:span text:style-name="T130">19.01.2023</text:span><text:span text:style-name="T131"/></text:p>
          </table:table-cell>
        </table:table-row>
        <table:table-row table:style-name="TableRow0406">
          <table:table-cell table:style-name="TableCell040600">
            <text:p text:style-name="P79"><text:span text:style-name="T132">Status</text:span><text:span text:style-name="T133"/></text:p>
          </table:table-cell>
          <table:table-cell table:style-name="TableCell040601">
            <text:p text:style-name="P79"><text:span text:style-name="T134">New</text:span><text:span text:style-name="T135"/></text:p>
          </table:table-cell>
        </table:table-row>
        <table:table-row table:style-name="TableRow0407">
          <table:table-cell table:style-name="TableCell040700">
            <text:p text:style-name="P81"><text:span text:style-name="T136">Environment</text:span><text:span text:style-name="T137"/></text:p>
          </table:table-cell>
          <table:table-cell table:style-name="TableCell040701">
            <text:p text:style-name="P81"><text:span text:style-name="T138">Android..</text:span></text:p>
            <text:p text:style-name="P81"><text:span text:style-name="T138">Brev for Mobile...</text:span><text:span text:style-name="T139"/></text:p>
          </table:table-cell>
        </table:table-row>
        <table:table-row table:style-name="TableRow0408">
          <table:table-cell table:style-name="TableCell040800">
            <text:p text:style-name="P83"><text:span text:style-name="T140">Summary</text:span><text:span text:style-name="T141"/></text:p>
          </table:table-cell>
          <table:table-cell table:style-name="TableCell040801">
            <text:p text:style-name="P83"><text:span text:style-name="T142">mobaile users receive two emails on registration</text:span><text:span text:style-name="T143"/></text:p>
          </table:table-cell>
        </table:table-row>
        <table:table-row table:style-name="TableRow0409">
          <table:table-cell table:style-name="TableCell040900">
            <text:p text:style-name="P85"><text:span text:style-name="T144">Description</text:span><text:span text:style-name="T145"/></text:p>
          </table:table-cell>
          <table:table-cell table:style-name="TableCell040901">
            <text:p text:style-name="P85"><text:span text:style-name="T146">As non-registered mobile user, when i register i recive two emails for resetting my password.It should not be so</text:span><text:span text:style-name="T147"/></text:p>
          </table:table-cell>
        </table:table-row>
        <table:table-row table:style-name="TableRow0410">
          <table:table-cell table:style-name="TableCell041000">
            <text:p text:style-name="P87"><text:span text:style-name="T148">Expected behavior</text:span><text:span text:style-name="T149"/></text:p>
          </table:table-cell>
          <table:table-cell table:style-name="TableCell041001">
            <text:p text:style-name="P87"><text:span text:style-name="T150">When<text:s text:c="2"/>i register via mobile device.i want to receive one emal for password reset</text:span><text:span text:style-name="T151"/></text:p>
          </table:table-cell>
        </table:table-row>
        <table:table-row table:style-name="TableRow0411">
          <table:table-cell table:style-name="TableCell041100">
            <text:p text:style-name="P89"><text:span text:style-name="T152">Actual behavior</text:span><text:span text:style-name="T153"/></text:p>
          </table:table-cell>
          <table:table-cell table:style-name="TableCell041101">
            <text:p text:style-name="P90"><text:span text:style-name="T153">When<text:s text:c="2"/>i register via mobile device.i<text:s text:c="2"/>receive two emals for password reset</text:span></text:p>
          </table:table-cell>
        </table:table-row>
        <table:table-row table:style-name="TableRow0412">
          <table:table-cell table:style-name="TableCell041200">
            <text:p text:style-name="P92"><text:span text:style-name="T154">Steps to reproduce</text:span><text:span text:style-name="T155"/></text:p>
          </table:table-cell>
          <table:table-cell table:style-name="TableCell041201">
            <text:p text:style-name="P92"><text:span text:style-name="T156">1.Open the websaite on mobile device:sammplepage.com</text:span></text:p>
            <text:p text:style-name="P92"><text:span text:style-name="T156">2.Redister as a new user.</text:span></text:p>
            <text:p text:style-name="P92"><text:span text:style-name="T156">3.Open personal in inbox.</text:span></text:p>
            <text:p text:style-name="P92"><text:span text:style-name="T156">4.fine 2 password reset mails there</text:span><text:span text:style-name="T157"/></text:p>
          </table:table-cell>
        </table:table-row>
      </table:table>
      <text:p text:style-name="P94"><text:span text:style-name="T157"/></text:p>
      <text:list text:style-name="L95">
        <text:list-item>
          <text:p text:style-name="P95"><text:span text:style-name="T158">Register in Atlassian Jira Cloud</text:span></text:p>
        </text:list-item>
      </text:list>
      <text:p text:style-name="P96"><text:span text:style-name="T159">Go ahead. Register. We already showed you how.<text:s text:c="2"/></text:span></text:p>
      <text:list text:style-name="L97">
        <text:list-item>
          <text:p text:style-name="P97"><text:span text:style-name="T160">Bug Reporting: Registration Form</text:span></text:p>
        </text:list-item>
      </text:list>
      <text:p text:style-name="P98"><text:span text:style-name="T161">Report all bugs found in your Jira project.<text:line-break/>Optionally you may also describe bugs in the table below or<text:s/></text:span><text:span text:style-name="T162">attach</text:span><text:span text:style-name="T163"><text:s/></text:span><text:span text:style-name="T164">screenshots.<text:line-break/>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00"><text:span text:style-name="T166">Bug</text:span><text:span text:style-name="T167"/></text:p>
          </table:table-cell>
          <table:table-cell table:style-name="TableCell050001">
            <text:p text:style-name="P100"><text:span text:style-name="T168">Description</text:span><text:span text:style-name="T169"/></text:p>
          </table:table-cell>
        </table:table-row>
        <table:table-row table:style-name="TableRow0501">
          <table:table-cell table:style-name="TableCell050100">
            <text:p text:style-name="P103"><text:span text:style-name="T170">Bug #1</text:span><text:span text:style-name="T171"/></text:p>
          </table:table-cell>
          <table:table-cell table:style-name="TableCell050101">
            <text:p text:style-name="P103"><text:span text:style-name="T172"/></text:p>
            <text:p text:style-name="P103"><draw:frame text:anchor-type="as-char" svg:width="152.40mm" svg:height="85.73mm" style:rel-width="scale" style:rel-height="scale"><draw:object-ole xlink:href="OleObj1"/><draw:image xlink:href="ObjectReplacements/OleObj1"/></draw:frame><text:span text:style-name="T172"/></text:p>
            <text:p text:style-name="P103"><text:span text:style-name="T172"/></text:p>
            <text:p text:style-name="P103"><text:span text:style-name="T173"/></text:p>
          </table:table-cell>
        </table:table-row>
        <table:table-row table:style-name="TableRow0502">
          <table:table-cell table:style-name="TableCell050200">
            <text:p text:style-name="P105"><text:span text:style-name="T174">Bug #2</text:span><text:span text:style-name="T175"/></text:p>
          </table:table-cell>
          <table:table-cell table:style-name="TableCell050201">
            <text:p text:style-name="P105"><text:span text:style-name="T176">…</text:span><text:span text:style-name="T177"/></text:p>
          </table:table-cell>
        </table:table-row>
        <table:table-row table:style-name="TableRow0503">
          <table:table-cell table:style-name="TableCell050300">
            <text:p text:style-name="P107"><text:span text:style-name="T178">Bug #3</text:span><text:span text:style-name="T179"/></text:p>
          </table:table-cell>
          <table:table-cell table:style-name="TableCell050301">
            <text:p text:style-name="P107"><text:span text:style-name="T180">…</text:span><text:span text:style-name="T181"/></text:p>
          </table:table-cell>
        </table:table-row>
        <table:table-row table:style-name="TableRow0504">
          <table:table-cell table:style-name="TableCell050400">
            <text:p text:style-name="P109"><text:span text:style-name="T182">…</text:span><text:span text:style-name="T183"/></text:p>
          </table:table-cell>
          <table:table-cell table:style-name="TableCell050401">
            <text:p text:style-name="P109"><text:span text:style-name="T184">…</text:span><text:span text:style-name="T185"/></text:p>
          </table:table-cell>
        </table:table-row>
      </table:table>
      <text:p text:style-name="P111"><text:span text:style-name="T185"/></text:p>
      <text:p text:style-name="P111"><text:span text:style-name="T185">Template:</text:span></text:p>
      <text:p text:style-name="P111"><text:span text:style-name="T185">Expected behavior:</text:span></text:p>
      <text:p text:style-name="P111"><text:span text:style-name="T185"/></text:p>
      <text:p text:style-name="P111"><text:span text:style-name="T185">…</text:span></text:p>
      <text:p text:style-name="P111"><text:span text:style-name="T185"/></text:p>
      <text:p text:style-name="P111"><text:span text:style-name="T185">Actual behavior:</text:span></text:p>
      <text:p text:style-name="P111"><text:span text:style-name="T185"/></text:p>
      <text:p text:style-name="P111"><text:span text:style-name="T185">…</text:span></text:p>
      <text:p text:style-name="P111"><text:span text:style-name="T185"/></text:p>
      <text:p text:style-name="P111"><text:span text:style-name="T185">Steps to reproduce:</text:span></text:p>
      <text:p text:style-name="P111"><text:span text:style-name="T185"/></text:p>
      <text:p text:style-name="P111"><text:span text:style-name="T185">1…</text:span></text:p>
      <text:p text:style-name="P111"><text:span text:style-name="T185"/></text:p>
      <text:p text:style-name="P111"><text:span text:style-name="T185">2…</text:span></text:p>
      <text:p text:style-name="P111"><text:span text:style-name="T185"/></text:p>
      <text:p text:style-name="P111"><text:span text:style-name="T185">Environment:Microsoft Windows OS Name Windows 10 Enterprise</text:span></text:p>
      <text:p text:style-name="P111"><text:span text:style-name="T185">Version<text:tab/>10.0.19044 Build 19044</text:span></text:p>
      <text:p text:style-name="P111"><text:span text:style-name="T185">Version 109.0.1518.55 (Official build) (64-bit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